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2.0819in"/>
    </style:style>
    <style:style style:name="co6" style:family="table-column">
      <style:table-column-properties fo:break-before="auto" style:column-width="1.8681in"/>
    </style:style>
    <style:style style:name="co7" style:family="table-column">
      <style:table-column-properties fo:break-before="auto" style:column-width="1.9217in"/>
    </style:style>
    <style:style style:name="co8" style:family="table-column">
      <style:table-column-properties fo:break-before="auto" style:column-width="1.9752in"/>
    </style:style>
    <style:style style:name="co9" style:family="table-column">
      <style:table-column-properties fo:break-before="auto" style:column-width="1.9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654in"/>
    </style:style>
    <style:style style:name="co13" style:family="table-column">
      <style:table-column-properties fo:break-before="auto" style:column-width="1.8575in"/>
    </style:style>
    <style:style style:name="co14" style:family="table-column">
      <style:table-column-properties fo:break-before="auto" style:column-width="1.8146in"/>
    </style:style>
    <style:style style:name="co15" style:family="table-column">
      <style:table-column-properties fo:break-before="auto" style:column-width="1.9429in"/>
    </style:style>
    <style:style style:name="co16" style:family="table-column">
      <style:table-column-properties fo:break-before="auto" style:column-width="1.8898in"/>
    </style:style>
    <style:style style:name="co17" style:family="table-column">
      <style:table-column-properties fo:break-before="auto" style:column-width="2.1673in"/>
    </style:style>
    <style:style style:name="co18" style:family="table-column">
      <style:table-column-properties fo:break-before="auto" style:column-width="1.548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6547in"/>
    </style:style>
    <style:style style:name="co21" style:family="table-column">
      <style:table-column-properties fo:break-before="auto" style:column-width="1.6972in"/>
    </style:style>
    <style:style style:name="co22" style:family="table-column">
      <style:table-column-properties fo:break-before="auto" style:column-width="2.039in"/>
    </style:style>
    <style:style style:name="co23" style:family="table-column">
      <style:table-column-properties fo:break-before="auto" style:column-width="1.8362in"/>
    </style:style>
    <style:style style:name="co24" style:family="table-column">
      <style:table-column-properties fo:break-before="auto" style:column-width="1.8465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8783in"/>
    </style:style>
    <style:style style:name="co28" style:family="table-column">
      <style:table-column-properties fo:break-before="auto" style:column-width="1.911in"/>
    </style:style>
    <style:style style:name="co29" style:family="table-column">
      <style:table-column-properties fo:break-before="auto" style:column-width="1.8043in"/>
    </style:style>
    <style:style style:name="co30" style:family="table-column">
      <style:table-column-properties fo:break-before="auto" style:column-width="1.7508in"/>
    </style:style>
    <style:style style:name="co31" style:family="table-column">
      <style:table-column-properties fo:break-before="auto" style:column-width="1.7929in"/>
    </style:style>
    <style:style style:name="co32" style:family="table-column">
      <style:table-column-properties fo:break-before="auto" style:column-width="1.5693in"/>
    </style:style>
    <style:style style:name="co33" style:family="table-column">
      <style:table-column-properties fo:break-before="auto" style:column-width="2.0071in"/>
    </style:style>
    <style:style style:name="co34" style:family="table-column">
      <style:table-column-properties fo:break-before="auto" style:column-width="1.6756in"/>
    </style:style>
    <style:style style:name="co35" style:family="table-column">
      <style:table-column-properties fo:break-before="auto" style:column-width="1.9535in"/>
    </style:style>
    <style:style style:name="co36" style:family="table-column">
      <style:table-column-properties fo:break-before="auto" style:column-width="1.9638in"/>
    </style:style>
    <style:style style:name="co37" style:family="table-column">
      <style:table-column-properties fo:break-before="auto" style:column-width="1.6335in"/>
    </style:style>
    <style:style style:name="co38" style:family="table-column">
      <style:table-column-properties fo:break-before="auto" style:column-width="1.7827in"/>
    </style:style>
    <style:style style:name="co39" style:family="table-column">
      <style:table-column-properties fo:break-before="auto" style:column-width="2.1028in"/>
    </style:style>
    <style:style style:name="co40" style:family="table-column">
      <style:table-column-properties fo:break-before="auto" style:column-width="2.3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normal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8" style:family="table-cell" style:parent-style-name="Default">
      <style:text-properties style:text-underline-style="none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0" style:family="table-cell" style:parent-style-name="Default">
      <style:text-properties fo:font-weight="normal"/>
    </style:style>
    <style:style style:name="ce11" style:family="table-cell" style:parent-style-name="Default">
      <style:text-properties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none" fo:font-weight="bold"/>
    </style:style>
    <style:style style:name="ce18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Wed Aug 29 13:21:01 2007">
            <text:p>Wed Aug 29 13:21:01 2007</text:p>
          </table:table-cell>
          <table:table-cell table:formula="oooc:=[ROGUE.B6]" office:value-type="float" office:value="3347">
            <text:p>3347</text:p>
          </table:table-cell>
          <table:table-cell table:formula="oooc:=[ROGUE.C6]" office:value-type="float" office:value="3623">
            <text:p>3623</text:p>
          </table:table-cell>
          <table:table-cell table:formula="oooc:=[ROGUE.D6]" office:value-type="float" office:value="63884">
            <text:p>63884</text:p>
          </table:table-cell>
          <table:table-cell table:formula="oooc:=[ROGUE.E6]" office:value-type="float" office:value="734">
            <text:p>734</text:p>
          </table:table-cell>
          <table:table-cell office:value-type="float" office:value="1">
            <text:p>1</text:p>
          </table:table-cell>
          <table:table-cell table:formula="oooc:=(([.F3]-[.G3])*100)/MAX([.F3];[.G3])*[.H3]" office:value-type="float" office:value="98.8510425145576">
            <text:p>98.85</text:p>
          </table:table-cell>
          <table:table-cell office:value-type="float" office:value="30">
            <text:p>30</text:p>
          </table:table-cell>
          <table:table-cell table:formula="oooc:=[.I3]-[.J3]" office:value-type="float" office:value="68.8510425145576">
            <text:p>68.85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Wed Aug 29 17:25:55 2007">
            <text:p>Wed Aug 29 17:25:55 2007</text:p>
          </table:table-cell>
          <table:table-cell table:formula="oooc:=[ROGUE.F6]" office:value-type="float" office:value="5915">
            <text:p>5915</text:p>
          </table:table-cell>
          <table:table-cell table:formula="oooc:=[ROGUE.G6]" office:value-type="float" office:value="5562">
            <text:p>5562</text:p>
          </table:table-cell>
          <table:table-cell table:formula="oooc:=[ROGUE.H6]" office:value-type="float" office:value="21595">
            <text:p>21595</text:p>
          </table:table-cell>
          <table:table-cell table:formula="oooc:=[ROGUE.I6]" office:value-type="float" office:value="9025">
            <text:p>9025</text:p>
          </table:table-cell>
          <table:table-cell office:value-type="float" office:value="1">
            <text:p>1</text:p>
          </table:table-cell>
          <table:table-cell table:formula="oooc:=(([.F4]-[.G4])*100)/MAX([.F4];[.G4])*[.H4]" office:value-type="float" office:value="58.2079184996527">
            <text:p>58.21</text:p>
          </table:table-cell>
          <table:table-cell office:value-type="float" office:value="30">
            <text:p>30</text:p>
          </table:table-cell>
          <table:table-cell table:formula="oooc:=[.I4]-[.J4]" office:value-type="float" office:value="28.2079184996527">
            <text:p>28.2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Wed Aug 29 14:28:26 2007">
            <text:p>Wed Aug 29 14:28:26 2007</text:p>
          </table:table-cell>
          <table:table-cell table:style-name="ce5" table:formula="oooc:=[ROGUE.J6]" office:value-type="float" office:value="35714">
            <text:p>35714</text:p>
          </table:table-cell>
          <table:table-cell table:style-name="ce10" table:formula="oooc:=[ROGUE.K6]" office:value-type="float" office:value="38084">
            <text:p>38084</text:p>
          </table:table-cell>
          <table:table-cell table:style-name="ce10" table:formula="oooc:=[ROGUE.L6]" office:value-type="float" office:value="182626">
            <text:p>182626</text:p>
          </table:table-cell>
          <table:table-cell table:formula="oooc:=[ROGUE.M6]" office:value-type="float" office:value="80907">
            <text:p>80907</text:p>
          </table:table-cell>
          <table:table-cell office:value-type="float" office:value="1">
            <text:p>1</text:p>
          </table:table-cell>
          <table:table-cell table:formula="oooc:=(([.F5]-[.G5])*100)/MAX([.F5];[.G5])*[.H5]" office:value-type="float" office:value="55.6979838577201">
            <text:p>55.7</text:p>
          </table:table-cell>
          <table:table-cell office:value-type="float" office:value="30">
            <text:p>30</text:p>
          </table:table-cell>
          <table:table-cell table:formula="oooc:=[.I5]-[.J5]" office:value-type="float" office:value="25.6979838577201">
            <text:p>25.7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Wed Aug 29 18:37:29 2007">
            <text:p>Wed Aug 29 18:37:29 2007</text:p>
          </table:table-cell>
          <table:table-cell table:style-name="ce5" table:formula="oooc:=[ROGUE.N6]" office:value-type="float" office:value="67800">
            <text:p>67800</text:p>
          </table:table-cell>
          <table:table-cell/>
          <table:table-cell table:formula="oooc:=[ROGUE.O6]" office:value-type="float" office:value="7403">
            <text:p>7403</text:p>
          </table:table-cell>
          <table:table-cell table:formula="oooc:=[ROGUE.P6]" office:value-type="float" office:value="2256">
            <text:p>2256</text:p>
          </table:table-cell>
          <table:table-cell office:value-type="float" office:value="1">
            <text:p>1</text:p>
          </table:table-cell>
          <table:table-cell table:formula="oooc:=(([.F6]-[.G6])*100)/MAX([.F6];[.G6])*[.H6]" office:value-type="float" office:value="69.5258678913954">
            <text:p>69.53</text:p>
          </table:table-cell>
          <table:table-cell office:value-type="float" office:value="20">
            <text:p>20</text:p>
          </table:table-cell>
          <table:table-cell table:formula="oooc:=[.I6]-[.J6]" office:value-type="float" office:value="49.5258678913954">
            <text:p>49.53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Wed Aug 29 17:56:07 2007">
            <text:p>Wed Aug 29 17:56:07 2007</text:p>
          </table:table-cell>
          <table:table-cell table:style-name="ce5" table:formula="oooc:=[ROGUE.Q6]" office:value-type="float" office:value="22778">
            <text:p>22778</text:p>
          </table:table-cell>
          <table:table-cell/>
          <table:table-cell table:formula="oooc:=[ROGUE.R6]" office:value-type="float" office:value="22778">
            <text:p>22778</text:p>
          </table:table-cell>
          <table:table-cell table:formula="oooc:=[ROGUE.S6]" office:value-type="float" office:value="1056">
            <text:p>1056</text:p>
          </table:table-cell>
          <table:table-cell office:value-type="float" office:value="1">
            <text:p>1</text:p>
          </table:table-cell>
          <table:table-cell table:formula="oooc:=(([.F7]-[.G7])*100)/MAX([.F7];[.G7])*[.H7]" office:value-type="float" office:value="95.3639476688032">
            <text:p>95.36</text:p>
          </table:table-cell>
          <table:table-cell office:value-type="float" office:value="20">
            <text:p>20</text:p>
          </table:table-cell>
          <table:table-cell table:formula="oooc:=[.I7]-[.J7]" office:value-type="float" office:value="75.3639476688032">
            <text:p>75.36</text:p>
          </table:table-cell>
          <table:table-cell/>
          <table:table-cell office:value-type="string">
            <text:p>one bump on enemy health decrease, vs enemy health 0, also all burden increments at once</text:p>
          </table:table-cell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hu Aug 30 09:57:20 2007">
            <text:p>Thu Aug 30 09:57:20 2007</text:p>
          </table:table-cell>
          <table:table-cell table:formula="oooc:=[ROGUE.T6]" office:value-type="float" office:value="3787">
            <text:p>3787</text:p>
          </table:table-cell>
          <table:table-cell/>
          <table:table-cell table:formula="oooc:=[ROGUE.U6]" office:value-type="float" office:value="5465">
            <text:p>5465</text:p>
          </table:table-cell>
          <table:table-cell table:formula="oooc:=[ROGUE.V6]" office:value-type="float" office:value="6817">
            <text:p>6817</text:p>
          </table:table-cell>
          <table:table-cell office:value-type="float" office:value="1">
            <text:p>1</text:p>
          </table:table-cell>
          <table:table-cell table:formula="oooc:=(([.F8]-[.G8])*100)/MAX([.F8];[.G8])*[.H8]" office:value-type="float" office:value="-19.8327710136424">
            <text:p>-19.83</text:p>
          </table:table-cell>
          <table:table-cell office:value-type="float" office:value="20">
            <text:p>20</text:p>
          </table:table-cell>
          <table:table-cell table:formula="oooc:=[.I8]-[.J8]" office:value-type="float" office:value="-39.8327710136424">
            <text:p>-39.8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ue Aug 14 15:21:25 2007">
            <text:p>Tue Aug 14 15:21:25 2007</text:p>
          </table:table-cell>
          <table:table-cell table:formula="oooc:=[ROGUE.W6]" office:value-type="float" office:value="67772">
            <text:p>67772</text:p>
          </table:table-cell>
          <table:table-cell/>
          <table:table-cell table:style-name="ce5" table:formula="oooc:=[ROGUE.X6]" office:value-type="float" office:value="80631">
            <text:p>80631</text:p>
          </table:table-cell>
          <table:table-cell table:formula="oooc:=[ROGUE.Y6]" office:value-type="float" office:value="36509">
            <text:p>36509</text:p>
          </table:table-cell>
          <table:table-cell office:value-type="float" office:value="1">
            <text:p>1</text:p>
          </table:table-cell>
          <table:table-cell table:formula="oooc:=(([.F9]-[.G9])*100)/MAX([.F9];[.G9])*[.H9]" office:value-type="float" office:value="54.7208889881063">
            <text:p>54.72</text:p>
          </table:table-cell>
          <table:table-cell office:value-type="float" office:value="20">
            <text:p>20</text:p>
          </table:table-cell>
          <table:table-cell table:formula="oooc:=[.I9]-[.J9]" office:value-type="float" office:value="34.7208889881063">
            <text:p>34.72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Wed Aug 29 13:03:10 2007">
            <text:p>Wed Aug 29 13:03:10 2007</text:p>
          </table:table-cell>
          <table:table-cell table:formula="oooc:=[WARGAME.B7]" office:value-type="float" office:value="5378">
            <text:p>5378</text:p>
          </table:table-cell>
          <table:table-cell table:style-name="ce5" table:formula="oooc:=[WARGAME.C7]" office:value-type="float" office:value="4009">
            <text:p>4009</text:p>
          </table:table-cell>
          <table:table-cell table:style-name="ce5" table:formula="oooc:=[WARGAME.D7]" office:value-type="float" office:value="6577">
            <text:p>6577</text:p>
          </table:table-cell>
          <table:table-cell table:formula="oooc:=[WARGAME.E7]" office:value-type="float" office:value="4396">
            <text:p>4396</text:p>
          </table:table-cell>
          <table:table-cell office:value-type="float" office:value="1">
            <text:p>1</text:p>
          </table:table-cell>
          <table:table-cell table:formula="oooc:=(([.F13]-[.G13])*100)/MAX([.F13];[.G13])*[.H13]" office:value-type="float" office:value="33.1610156606355">
            <text:p>33.16</text:p>
          </table:table-cell>
          <table:table-cell office:value-type="float" office:value="30">
            <text:p>30</text:p>
          </table:table-cell>
          <table:table-cell table:formula="oooc:=[.I13]-[.J13]" office:value-type="float" office:value="3.16101566063555">
            <text:p>3.16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Wed Aug 29 13:02:00 2007">
            <text:p>Wed Aug 29 13:02:00 2007</text:p>
          </table:table-cell>
          <table:table-cell table:style-name="ce6" table:formula="oooc:=[WARGAME.F7]" office:value-type="float" office:value="1107">
            <text:p>1107</text:p>
          </table:table-cell>
          <table:table-cell table:style-name="ce5" table:formula="oooc:=[WARGAME.G7]" office:value-type="float" office:value="6723">
            <text:p>6723</text:p>
          </table:table-cell>
          <table:table-cell table:style-name="ce5" table:formula="oooc:=[WARGAME.H7]" office:value-type="float" office:value="5489">
            <text:p>5489</text:p>
          </table:table-cell>
          <table:table-cell table:formula="oooc:=[WARGAME.I7]" office:value-type="float" office:value="3461">
            <text:p>3461</text:p>
          </table:table-cell>
          <table:table-cell office:value-type="float" office:value="1">
            <text:p>1</text:p>
          </table:table-cell>
          <table:table-cell table:formula="oooc:=(([.F14]-[.G14])*100)/MAX([.F14];[.G14])*[.H14]" office:value-type="float" office:value="36.9466205137548">
            <text:p>36.95</text:p>
          </table:table-cell>
          <table:table-cell office:value-type="float" office:value="30">
            <text:p>30</text:p>
          </table:table-cell>
          <table:table-cell table:formula="oooc:=[.I14]-[.J14]" office:value-type="float" office:value="6.94662051375478">
            <text:p>6.95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Wed Aug 29 17:14:51 2007">
            <text:p>Wed Aug 29 17:14:51 2007</text:p>
          </table:table-cell>
          <table:table-cell table:formula="oooc:=[WARGAME.J7]" office:value-type="float" office:value="10757">
            <text:p>10757</text:p>
          </table:table-cell>
          <table:table-cell/>
          <table:table-cell table:formula="oooc:=[WARGAME.K7]" office:value-type="float" office:value="5409">
            <text:p>5409</text:p>
          </table:table-cell>
          <table:table-cell table:formula="oooc:=[WARGAME.L7]" office:value-type="float" office:value="2186">
            <text:p>2186</text:p>
          </table:table-cell>
          <table:table-cell office:value-type="float" office:value="1">
            <text:p>1</text:p>
          </table:table-cell>
          <table:table-cell table:formula="oooc:=(([.F15]-[.G15])*100)/MAX([.F15];[.G15])*[.H15]" office:value-type="float" office:value="59.5858753928637">
            <text:p>59.59</text:p>
          </table:table-cell>
          <table:table-cell office:value-type="float" office:value="30">
            <text:p>30</text:p>
          </table:table-cell>
          <table:table-cell table:formula="oooc:=[.I15]-[.J15]" office:value-type="float" office:value="29.5858753928637">
            <text:p>29.59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Wed Aug 29 13:23:59 2007">
            <text:p>Wed Aug 29 13:23:59 2007</text:p>
          </table:table-cell>
          <table:table-cell table:formula="oooc:=[WARGAME.M7]" office:value-type="float" office:value="9184">
            <text:p>9184</text:p>
          </table:table-cell>
          <table:table-cell/>
          <table:table-cell table:formula="oooc:=[WARGAME.N7]" office:value-type="float" office:value="3839">
            <text:p>3839</text:p>
          </table:table-cell>
          <table:table-cell table:formula="oooc:=[WARGAME.O7]" office:value-type="float" office:value="2645">
            <text:p>2645</text:p>
          </table:table-cell>
          <table:table-cell office:value-type="float" office:value="1">
            <text:p>1</text:p>
          </table:table-cell>
          <table:table-cell table:formula="oooc:=(([.F16]-[.G16])*100)/MAX([.F16];[.G16])*[.H16]" office:value-type="float" office:value="31.1018494399583">
            <text:p>31.1</text:p>
          </table:table-cell>
          <table:table-cell office:value-type="float" office:value="30">
            <text:p>30</text:p>
          </table:table-cell>
          <table:table-cell table:formula="oooc:=[.I16]-[.J16]" office:value-type="float" office:value="1.10184943995832">
            <text:p>1.1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Wed Aug 29 17:34:02 2007">
            <text:p>Wed Aug 29 17:34:02 2007</text:p>
          </table:table-cell>
          <table:table-cell table:style-name="ce7" table:formula="oooc:=[WARGAME.P7]" office:value-type="float" office:value="20579">
            <text:p>20579</text:p>
          </table:table-cell>
          <table:table-cell/>
          <table:table-cell table:style-name="ce10" table:formula="oooc:=[WARGAME.Q7]" office:value-type="float" office:value="5139">
            <text:p>5139</text:p>
          </table:table-cell>
          <table:table-cell table:formula="oooc:=[WARGAME.R7]" office:value-type="float" office:value="6468">
            <text:p>6468</text:p>
          </table:table-cell>
          <table:table-cell office:value-type="float" office:value="1">
            <text:p>1</text:p>
          </table:table-cell>
          <table:table-cell table:formula="oooc:=(([.F17]-[.G17])*100)/MAX([.F17];[.G17])*[.H17]" office:value-type="float" office:value="-20.5473098330241">
            <text:p>-20.55</text:p>
          </table:table-cell>
          <table:table-cell office:value-type="float" office:value="20">
            <text:p>20</text:p>
          </table:table-cell>
          <table:table-cell table:formula="oooc:=[.I17]-[.J17]" office:value-type="float" office:value="-40.5473098330241">
            <text:p>-40.55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Wed Aug 29 17:33:10 2007">
            <text:p>Wed Aug 29 17:33:10 2007</text:p>
          </table:table-cell>
          <table:table-cell table:style-name="ce5" table:formula="oooc:=[WARGAME.S7]" office:value-type="float" office:value="24029">
            <text:p>24029</text:p>
          </table:table-cell>
          <table:table-cell/>
          <table:table-cell table:style-name="ce5" table:formula="oooc:=[WARGAME.T7]" office:value-type="float" office:value="7682">
            <text:p>7682</text:p>
          </table:table-cell>
          <table:table-cell table:formula="oooc:=[WARGAME.U7]" office:value-type="float" office:value="2630">
            <text:p>2630</text:p>
          </table:table-cell>
          <table:table-cell office:value-type="float" office:value="1">
            <text:p>1</text:p>
          </table:table-cell>
          <table:table-cell table:formula="oooc:=(([.F18]-[.G18])*100)/MAX([.F18];[.G18])*[.H18]" office:value-type="float" office:value="65.7641239260609">
            <text:p>65.76</text:p>
          </table:table-cell>
          <table:table-cell office:value-type="float" office:value="20">
            <text:p>20</text:p>
          </table:table-cell>
          <table:table-cell table:formula="oooc:=[.I18]-[.J18]" office:value-type="float" office:value="45.7641239260609">
            <text:p>45.7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Wed Aug 22 10:02:53 2007">
            <text:p>Wed Aug 22 10:02:53 2007</text:p>
          </table:table-cell>
          <table:table-cell table:style-name="ce8" table:formula="oooc:=[WARGAME.V7]" office:value-type="float" office:value="10757">
            <text:p>10757</text:p>
          </table:table-cell>
          <table:table-cell/>
          <table:table-cell table:formula="oooc:=[WARGAME.W7]" office:value-type="float" office:value="11237">
            <text:p>11237</text:p>
          </table:table-cell>
          <table:table-cell table:formula="oooc:=[WARGAME.X7]" office:value-type="float" office:value="7848">
            <text:p>7848</text:p>
          </table:table-cell>
          <table:table-cell office:value-type="float" office:value="1">
            <text:p>1</text:p>
          </table:table-cell>
          <table:table-cell table:formula="oooc:=(([.F19]-[.G19])*100)/MAX([.F19];[.G19])*[.H19]" office:value-type="float" office:value="30.1592951855477">
            <text:p>30.16</text:p>
          </table:table-cell>
          <table:table-cell office:value-type="float" office:value="20">
            <text:p>20</text:p>
          </table:table-cell>
          <table:table-cell table:formula="oooc:=[.I19]-[.J19]" office:value-type="float" office:value="10.1592951855477">
            <text:p>10.1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hu Aug 30 09:59:42 2007">
            <text:p>Thu Aug 30 09:59:42 2007</text:p>
          </table:table-cell>
          <table:table-cell table:formula="oooc:=[WARGAME.Y7]" office:value-type="float" office:value="9184">
            <text:p>9184</text:p>
          </table:table-cell>
          <table:table-cell/>
          <table:table-cell table:style-name="ce11" table:formula="oooc:=[WARGAME.Z7]" office:value-type="float" office:value="9616">
            <text:p>9616</text:p>
          </table:table-cell>
          <table:table-cell table:formula="oooc:=[WARGAME.AA7]" office:value-type="float" office:value="6656">
            <text:p>6656</text:p>
          </table:table-cell>
          <table:table-cell office:value-type="float" office:value="1">
            <text:p>1</text:p>
          </table:table-cell>
          <table:table-cell table:formula="oooc:=(([.F20]-[.G20])*100)/MAX([.F20];[.G20])*[.H20]" office:value-type="float" office:value="30.7820299500832">
            <text:p>30.78</text:p>
          </table:table-cell>
          <table:table-cell office:value-type="float" office:value="20">
            <text:p>20</text:p>
          </table:table-cell>
          <table:table-cell table:formula="oooc:=[.I20]-[.J20]" office:value-type="float" office:value="10.7820299500832">
            <text:p>10.78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Wed Aug 29 17:07:21 2007">
            <text:p>Wed Aug 29 17:07:21 2007</text:p>
          </table:table-cell>
          <table:table-cell table:formula="oooc:=[ESCAPE.B7]" office:value-type="float" office:value="24581">
            <text:p>24581</text:p>
          </table:table-cell>
          <table:table-cell table:formula="oooc:=[ESCAPE.C7]" office:value-type="float" office:value="2230">
            <text:p>2230</text:p>
          </table:table-cell>
          <table:table-cell table:style-name="ce6" table:formula="oooc:=[ESCAPE.D7]" office:value-type="float" office:value="14939">
            <text:p>14939</text:p>
          </table:table-cell>
          <table:table-cell table:style-name="ce5" table:formula="oooc:=[ESCAPE.E7]" office:value-type="float" office:value="2227">
            <text:p>2227</text:p>
          </table:table-cell>
          <table:table-cell office:value-type="float" office:value="1">
            <text:p>1</text:p>
          </table:table-cell>
          <table:table-cell table:formula="oooc:=(([.F24]-[.G24])*100)/MAX([.F24];[.G24])*[.H24]" office:value-type="float" office:value="85.0927103554455">
            <text:p>85.09</text:p>
          </table:table-cell>
          <table:table-cell office:value-type="float" office:value="30">
            <text:p>30</text:p>
          </table:table-cell>
          <table:table-cell table:formula="oooc:=[.I24]-[.J24]" office:value-type="float" office:value="55.0927103554455">
            <text:p>55.09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Wed Aug 29 17:00:27 2007">
            <text:p>Wed Aug 29 17:00:27 2007</text:p>
          </table:table-cell>
          <table:table-cell table:formula="oooc:=[ESCAPE.F7]" office:value-type="float" office:value="4722">
            <text:p>4722</text:p>
          </table:table-cell>
          <table:table-cell table:formula="oooc:=[ESCAPE.G7]" office:value-type="float" office:value="11585">
            <text:p>11585</text:p>
          </table:table-cell>
          <table:table-cell table:formula="oooc:=[ESCAPE.H7]" office:value-type="float" office:value="31590">
            <text:p>31590</text:p>
          </table:table-cell>
          <table:table-cell table:formula="oooc:=[ESCAPE.I7]" office:value-type="float" office:value="6204">
            <text:p>6204</text:p>
          </table:table-cell>
          <table:table-cell office:value-type="float" office:value="1">
            <text:p>1</text:p>
          </table:table-cell>
          <table:table-cell table:formula="oooc:=(([.F25]-[.G25])*100)/MAX([.F25];[.G25])*[.H25]" office:value-type="float" office:value="80.360873694207">
            <text:p>80.36</text:p>
          </table:table-cell>
          <table:table-cell office:value-type="float" office:value="30">
            <text:p>30</text:p>
          </table:table-cell>
          <table:table-cell table:formula="oooc:=[.I25]-[.J25]" office:value-type="float" office:value="50.360873694207">
            <text:p>50.36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Wed Aug 29 12:59:16 2007">
            <text:p>Wed Aug 29 12:59:16 2007</text:p>
          </table:table-cell>
          <table:table-cell table:formula="oooc:=[ESCAPE.J7]" office:value-type="float" office:value="9568">
            <text:p>9568</text:p>
          </table:table-cell>
          <table:table-cell/>
          <table:table-cell table:formula="oooc:=[ESCAPE.K7]" office:value-type="float" office:value="7083">
            <text:p>7083</text:p>
          </table:table-cell>
          <table:table-cell table:formula="oooc:=[ESCAPE.L7]" office:value-type="float" office:value="2604">
            <text:p>2604</text:p>
          </table:table-cell>
          <table:table-cell office:value-type="float" office:value="1">
            <text:p>1</text:p>
          </table:table-cell>
          <table:table-cell table:formula="oooc:=(([.F26]-[.G26])*100)/MAX([.F26];[.G26])*[.H26]" office:value-type="float" office:value="63.2359169843287">
            <text:p>63.24</text:p>
          </table:table-cell>
          <table:table-cell office:value-type="float" office:value="30">
            <text:p>30</text:p>
          </table:table-cell>
          <table:table-cell table:formula="oooc:=[.I26]-[.J26]" office:value-type="float" office:value="33.2359169843287">
            <text:p>33.24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Wed Aug 29 12:59:38 2007">
            <text:p>Wed Aug 29 12:59:38 2007</text:p>
          </table:table-cell>
          <table:table-cell table:formula="oooc:=[ESCAPE.M7]" office:value-type="float" office:value="9568">
            <text:p>9568</text:p>
          </table:table-cell>
          <table:table-cell/>
          <table:table-cell table:formula="oooc:=[ESCAPE.N7]" office:value-type="float" office:value="11036">
            <text:p>11036</text:p>
          </table:table-cell>
          <table:table-cell table:formula="oooc:=[ESCAPE.O7]" office:value-type="float" office:value="4729">
            <text:p>4729</text:p>
          </table:table-cell>
          <table:table-cell office:value-type="float" office:value="1">
            <text:p>1</text:p>
          </table:table-cell>
          <table:table-cell table:formula="oooc:=(([.F27]-[.G27])*100)/MAX([.F27];[.G27])*[.H27]" office:value-type="float" office:value="57.1493294671983">
            <text:p>57.15</text:p>
          </table:table-cell>
          <table:table-cell office:value-type="float" office:value="30">
            <text:p>30</text:p>
          </table:table-cell>
          <table:table-cell table:formula="oooc:=[.I27]-[.J27]" office:value-type="float" office:value="27.1493294671983">
            <text:p>27.15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Wed Aug 29 15:16:17 2007">
            <text:p>Wed Aug 29 15:16:17 2007</text:p>
          </table:table-cell>
          <table:table-cell table:style-name="ce9" table:formula="oooc:=[ESCAPE.P7]" office:value-type="float" office:value="163795">
            <text:p>163795</text:p>
          </table:table-cell>
          <table:table-cell/>
          <table:table-cell table:formula="oooc:=[ESCAPE.Q7]" office:value-type="float" office:value="24841">
            <text:p>24841</text:p>
          </table:table-cell>
          <table:table-cell table:style-name="ce5" table:formula="oooc:=[ESCAPE.R7]" office:value-type="float" office:value="8238">
            <text:p>8238</text:p>
          </table:table-cell>
          <table:table-cell office:value-type="float" office:value="1">
            <text:p>1</text:p>
          </table:table-cell>
          <table:table-cell table:formula="oooc:=(([.F28]-[.G28])*100)/MAX([.F28];[.G28])*[.H28]" office:value-type="float" office:value="66.837083853307">
            <text:p>66.84</text:p>
          </table:table-cell>
          <table:table-cell office:value-type="float" office:value="20">
            <text:p>20</text:p>
          </table:table-cell>
          <table:table-cell table:formula="oooc:=[.I28]-[.J28]" office:value-type="float" office:value="46.837083853307">
            <text:p>46.8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Wed Aug 29 13:08:15 2007">
            <text:p>Wed Aug 29 13:08:15 2007</text:p>
          </table:table-cell>
          <table:table-cell table:style-name="ce5" table:formula="oooc:=[ESCAPE.S7]" office:value-type="float" office:value="55612">
            <text:p>55612</text:p>
          </table:table-cell>
          <table:table-cell/>
          <table:table-cell table:formula="oooc:=[ESCAPE.T7]" office:value-type="float" office:value="1464">
            <text:p>1464</text:p>
          </table:table-cell>
          <table:table-cell table:formula="oooc:=[ESCAPE.U7]"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ooc:=(([.F29]-[.G29])*100)/MAX([.F29];[.G29])*[.H29]" office:value-type="float" office:value="35.1092896174863">
            <text:p>35.11</text:p>
          </table:table-cell>
          <table:table-cell office:value-type="float" office:value="20">
            <text:p>20</text:p>
          </table:table-cell>
          <table:table-cell table:formula="oooc:=[.I29]-[.J29]" office:value-type="float" office:value="15.1092896174863">
            <text:p>15.11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hu Aug 30 09:55:55 2007">
            <text:p>Thu Aug 30 09:55:55 2007</text:p>
          </table:table-cell>
          <table:table-cell table:formula="oooc:=[ESCAPE.V7]" office:value-type="float" office:value="22971">
            <text:p>22971</text:p>
          </table:table-cell>
          <table:table-cell/>
          <table:table-cell table:style-name="ce11" table:formula="oooc:=[ESCAPE.W7]" office:value-type="float" office:value="28262">
            <text:p>28262</text:p>
          </table:table-cell>
          <table:table-cell table:formula="oooc:=[ESCAPE.X7]" office:value-type="float" office:value="11304">
            <text:p>11304</text:p>
          </table:table-cell>
          <table:table-cell office:value-type="float" office:value="1">
            <text:p>1</text:p>
          </table:table-cell>
          <table:table-cell table:formula="oooc:=(([.F30]-[.G30])*100)/MAX([.F30];[.G30])*[.H30]" office:value-type="float" office:value="60.0028306560045">
            <text:p>60</text:p>
          </table:table-cell>
          <table:table-cell office:value-type="float" office:value="20">
            <text:p>20</text:p>
          </table:table-cell>
          <table:table-cell table:formula="oooc:=[.I30]-[.J30]" office:value-type="float" office:value="40.0028306560045">
            <text:p>40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Wed Aug 22 14:48:25 2007">
            <text:p>Wed Aug 22 14:48:25 2007</text:p>
          </table:table-cell>
          <table:table-cell table:formula="oooc:=[LEVEL10.B7]" office:value-type="float" office:value="5378">
            <text:p>5378</text:p>
          </table:table-cell>
          <table:table-cell/>
          <table:table-cell table:formula="oooc:=[LEVEL10.C7]" office:value-type="float" office:value="1698">
            <text:p>1698</text:p>
          </table:table-cell>
          <table:table-cell table:formula="oooc:=[LEVEL10.D7]" office:value-type="float" office:value="1698">
            <text:p>1698</text:p>
          </table:table-cell>
          <table:table-cell office:value-type="float" office:value="1">
            <text:p>1</text:p>
          </table:table-cell>
          <table:table-cell table:formula="oooc:=(([.F35]-[.G35])*100)/MAX([.F35];[.G35])*[.H35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5]-[.J35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Wed Aug 29 20:05:11 2007">
            <text:p>Wed Aug 29 20:05:11 2007</text:p>
          </table:table-cell>
          <table:table-cell table:formula="oooc:=[LEVEL10.E7]" office:value-type="float" office:value="19436">
            <text:p>19436</text:p>
          </table:table-cell>
          <table:table-cell/>
          <table:table-cell table:formula="oooc:=[LEVEL10.F7]" office:value-type="float" office:value="4009">
            <text:p>4009</text:p>
          </table:table-cell>
          <table:table-cell table:formula="oooc:=[LEVEL10.G7]" office:value-type="float" office:value="4009">
            <text:p>4009</text:p>
          </table:table-cell>
          <table:table-cell office:value-type="float" office:value="0">
            <text:p>0</text:p>
          </table:table-cell>
          <table:table-cell table:formula="oooc:=(([.F36]-[.G36])*100)/MAX([.F36];[.G36])*[.H36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6]-[.J36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Wed Aug 29 18:46:04 2007">
            <text:p>Wed Aug 29 18:46:04 2007</text:p>
          </table:table-cell>
          <table:table-cell table:formula="oooc:=[LEVEL10.H7]" office:value-type="float" office:value="2230">
            <text:p>2230</text:p>
          </table:table-cell>
          <table:table-cell/>
          <table:table-cell table:formula="oooc:=[LEVEL10.I7]" office:value-type="float" office:value="1386">
            <text:p>1386</text:p>
          </table:table-cell>
          <table:table-cell table:formula="oooc:=[LEVEL10.J7]" office:value-type="float" office:value="1386">
            <text:p>1386</text:p>
          </table:table-cell>
          <table:table-cell office:value-type="float" office:value="1">
            <text:p>1</text:p>
          </table:table-cell>
          <table:table-cell table:formula="oooc:=(([.F37]-[.G37])*100)/MAX([.F37];[.G37])*[.H37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7]-[.J37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Thu Aug 30 11:09:27 2007">
            <text:p>Thu Aug 30 11:09:27 2007</text:p>
          </table:table-cell>
          <table:table-cell table:formula="oooc:=[LEVEL10.K7]" office:value-type="float" office:value="25599">
            <text:p>25599</text:p>
          </table:table-cell>
          <table:table-cell/>
          <table:table-cell table:formula="oooc:=[LEVEL10.L7]" office:value-type="float" office:value="1107">
            <text:p>1107</text:p>
          </table:table-cell>
          <table:table-cell table:formula="oooc:=[LEVEL10.M7]" office:value-type="float" office:value="1107">
            <text:p>1107</text:p>
          </table:table-cell>
          <table:table-cell office:value-type="float" office:value="1">
            <text:p>1</text:p>
          </table:table-cell>
          <table:table-cell table:formula="oooc:=(([.F38]-[.G38])*100)/MAX([.F38];[.G38])*[.H38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8]-[.J38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Thu Aug 30 11:12:26 2007">
            <text:p>Thu Aug 30 11:12:26 2007</text:p>
          </table:table-cell>
          <table:table-cell table:formula="oooc:=[LEVEL10.N7]" office:value-type="float" office:value="55612">
            <text:p>55612</text:p>
          </table:table-cell>
          <table:table-cell/>
          <table:table-cell table:formula="oooc:=[LEVEL10.O7]" office:value-type="float" office:value="8206">
            <text:p>8206</text:p>
          </table:table-cell>
          <table:table-cell table:formula="oooc:=[LEVEL10.P7]" office:value-type="float" office:value="8206">
            <text:p>8206</text:p>
          </table:table-cell>
          <table:table-cell office:value-type="float" office:value="1">
            <text:p>1</text:p>
          </table:table-cell>
          <table:table-cell table:formula="oooc:=(([.F39]-[.G39])*100)/MAX([.F39];[.G39])*[.H39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9]-[.J39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Thu Aug 30 11:13:35 2007">
            <text:p>Thu Aug 30 11:13:35 2007</text:p>
          </table:table-cell>
          <table:table-cell table:formula="oooc:=[LEVEL10.Q7]" office:value-type="float" office:value="27213">
            <text:p>27213</text:p>
          </table:table-cell>
          <table:table-cell/>
          <table:table-cell table:formula="oooc:=[LEVEL10.R7]" office:value-type="float" office:value="3353">
            <text:p>3353</text:p>
          </table:table-cell>
          <table:table-cell table:formula="oooc:=[LEVEL10.S7]" office:value-type="float" office:value="3353">
            <text:p>3353</text:p>
          </table:table-cell>
          <table:table-cell office:value-type="float" office:value="1">
            <text:p>1</text:p>
          </table:table-cell>
          <table:table-cell table:formula="oooc:=(([.F40]-[.G40])*100)/MAX([.F40];[.G40])*[.H40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40]-[.J40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Thu Aug 30 11:18:28 2007">
            <text:p>Thu Aug 30 11:18:28 2007</text:p>
          </table:table-cell>
          <table:table-cell table:formula="oooc:=[LEVEL10.T7]" office:value-type="float" office:value="28695">
            <text:p>28695</text:p>
          </table:table-cell>
          <table:table-cell/>
          <table:table-cell table:formula="oooc:=[LEVEL10.U7]" office:value-type="float" office:value="3488">
            <text:p>3488</text:p>
          </table:table-cell>
          <table:table-cell table:formula="oooc:=[LEVEL10.V7]" office:value-type="float" office:value="3488">
            <text:p>3488</text:p>
          </table:table-cell>
          <table:table-cell office:value-type="float" office:value="1">
            <text:p>1</text:p>
          </table:table-cell>
          <table:table-cell table:formula="oooc:=(([.F41]-[.G41])*100)/MAX([.F41];[.G41])*[.H4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41]-[.J41]" office:value-type="float" office:value="-20">
            <text:p>-20</text:p>
          </table:table-cell>
          <table:table-cell table:number-columns-repeated="244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ooc:=AVERAGE([.K3];[.K4];[.K5];[.K13];[.K14];[.K24];[.K25])" office:value-type="float" office:value="34.0454521565676">
            <text:p>34.05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5" office:value-type="string">
            <text:p>FW: experimental protocol  </text:p>
          </table:table-cell>
          <table:table-cell table:style-name="ce16" office:value-type="date" office:date-value="2007-06-14">
            <text:p>06/14/07</text:p>
          </table:table-cell>
          <table:table-cell table:number-columns-repeated="24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ooc:=AVERAGE([.K15];[.K16];[.K26];[.K27])" office:value-type="float" office:value="22.7682428210872">
            <text:p>22.77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5" office:value-type="string">
            <text:p>Definition of Regret</text:p>
          </table:table-cell>
          <table:table-cell table:style-name="ce16" office:value-type="date" office:date-value="2007-08-09">
            <text:p>08/09/07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ooc:=AVERAGE([.K6];[.K7];[.K17];[.K18];[.K28];[.K29])" office:value-type="float" office:value="32.0088338540048">
            <text:p>32.01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ooc:=AVERAGE([.K8];[.K9];[.K19];[.K20];[.K30])" office:value-type="float" office:value="11.1664547532199">
            <text:p>11.17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ooc:=AVERAGE([.K35:.K41])" office:value-type="float" office:value="-20">
            <text:p>-20</text:p>
          </table:table-cell>
          <table:table-cell table:number-columns-repeated="251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7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7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47">
            <text:p>3347</text:p>
          </table:table-cell>
          <table:table-cell office:value-type="float" office:value="3623">
            <text:p>3623</text:p>
          </table:table-cell>
          <table:table-cell office:value-type="float" office:value="63884">
            <text:p>63884</text:p>
          </table:table-cell>
          <table:table-cell office:value-type="float" office:value="734">
            <text:p>734</text:p>
          </table:table-cell>
          <table:table-cell office:value-type="float" office:value="5915">
            <text:p>5915</text:p>
          </table:table-cell>
          <table:table-cell office:value-type="float" office:value="5562">
            <text:p>5562</text:p>
          </table:table-cell>
          <table:table-cell office:value-type="float" office:value="21595">
            <text:p>21595</text:p>
          </table:table-cell>
          <table:table-cell office:value-type="float" office:value="9025">
            <text:p>9025</text:p>
          </table:table-cell>
          <table:table-cell office:value-type="float" office:value="35714">
            <text:p>35714</text:p>
          </table:table-cell>
          <table:table-cell office:value-type="float" office:value="38084">
            <text:p>38084</text:p>
          </table:table-cell>
          <table:table-cell office:value-type="float" office:value="182626">
            <text:p>182626</text:p>
          </table:table-cell>
          <table:table-cell office:value-type="float" office:value="80907">
            <text:p>80907</text:p>
          </table:table-cell>
          <table:table-cell office:value-type="float" office:value="67800">
            <text:p>67800</text:p>
          </table:table-cell>
          <table:table-cell office:value-type="float" office:value="7403">
            <text:p>7403</text:p>
          </table:table-cell>
          <table:table-cell office:value-type="float" office:value="2256">
            <text:p>2256</text:p>
          </table:table-cell>
          <table:table-cell table:number-columns-repeated="2" office:value-type="float" office:value="22778">
            <text:p>22778</text:p>
          </table:table-cell>
          <table:table-cell office:value-type="float" office:value="1056">
            <text:p>1056</text:p>
          </table:table-cell>
          <table:table-cell office:value-type="float" office:value="3787">
            <text:p>3787</text:p>
          </table:table-cell>
          <table:table-cell office:value-type="float" office:value="5465">
            <text:p>5465</text:p>
          </table:table-cell>
          <table:table-cell office:value-type="float" office:value="6817">
            <text:p>6817</text:p>
          </table:table-cell>
          <table:table-cell office:value-type="float" office:value="67772">
            <text:p>67772</text:p>
          </table:table-cell>
          <table:table-cell office:value-type="float" office:value="80631">
            <text:p>80631</text:p>
          </table:table-cell>
          <table:table-cell office:value-type="float" office:value="36509">
            <text:p>36509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Wed Aug 29 13:21:01 2007</text:p>
          </table:table-cell>
          <table:table-cell office:value-type="string">
            <text:p>Wed Aug 29 13:23:20 2007</text:p>
          </table:table-cell>
          <table:table-cell office:value-type="string">
            <text:p>Wed Aug 29 14:14:08 2007</text:p>
          </table:table-cell>
          <table:table-cell office:value-type="string">
            <text:p>Wed Aug 29 13:25:32 2007</text:p>
          </table:table-cell>
          <table:table-cell office:value-type="string">
            <text:p>Wed Aug 29 17:25:55 2007</text:p>
          </table:table-cell>
          <table:table-cell office:value-type="string">
            <text:p>Wed Aug 29 17:29:54 2007</text:p>
          </table:table-cell>
          <table:table-cell office:value-type="string">
            <text:p>Wed Aug 29 17:50:07 2007</text:p>
          </table:table-cell>
          <table:table-cell office:value-type="string">
            <text:p>Wed Aug 29 17:36:59 2007</text:p>
          </table:table-cell>
          <table:table-cell office:value-type="string">
            <text:p>Wed Aug 29 14:28:26 2007</text:p>
          </table:table-cell>
          <table:table-cell office:value-type="string">
            <text:p>Wed Aug 29 15:34:30 2007</text:p>
          </table:table-cell>
          <table:table-cell office:value-type="string">
            <text:p>Wed Aug 29 22:14:50 2007</text:p>
          </table:table-cell>
          <table:table-cell office:value-type="string">
            <text:p>Wed Aug 29 17:26:47 2007</text:p>
          </table:table-cell>
          <table:table-cell office:value-type="string">
            <text:p>Wed Aug 29 18:37:29 2007</text:p>
          </table:table-cell>
          <table:table-cell office:value-type="string">
            <text:p>Wed Aug 29 18:43:58 2007</text:p>
          </table:table-cell>
          <table:table-cell office:value-type="string">
            <text:p>Wed Aug 29 18:40:12 2007</text:p>
          </table:table-cell>
          <table:table-cell office:value-type="string">
            <text:p>Wed Aug 29 17:56:07 2007</text:p>
          </table:table-cell>
          <table:table-cell table:style-name="ce16" office:value-type="string">
            <text:p>Wed Aug 29 18:14:35 2007</text:p>
          </table:table-cell>
          <table:table-cell table:style-name="ce16" office:value-type="string">
            <text:p>Wed Aug 29 17:57:57 2007</text:p>
          </table:table-cell>
          <table:table-cell office:value-type="string">
            <text:p>Thu Aug 30 09:57:20 2007</text:p>
          </table:table-cell>
          <table:table-cell office:value-type="string">
            <text:p>Thu Aug 30 10:19:21 2007</text:p>
          </table:table-cell>
          <table:table-cell office:value-type="string">
            <text:p>Thu Aug 30 10:14:27 2007</text:p>
          </table:table-cell>
          <table:table-cell office:value-type="string">
            <text:p>Tue Aug 14 15:21:25 2007</text:p>
          </table:table-cell>
          <table:table-cell office:value-type="string">
            <text:p>Tue Aug 14 19:12:29 2007</text:p>
          </table:table-cell>
          <table:table-cell office:value-type="string">
            <text:p>Tue Aug 14 16:27:11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smaug:/home/swinterm/GGP/scripts/mRogue-TL-Level-6-1-Source-1.log</text:p>
          </table:table-cell>
          <table:table-cell table:style-name="ce16" office:value-type="string">
            <text:p>smaug:/home/swinterm/GGP/scripts/mRogue-TL-Level-6-1-Source-2.log</text:p>
          </table:table-cell>
          <table:table-cell table:style-name="ce16" office:value-type="string">
            <text:p>smaug:/home/swinterm/GGP/scripts/mRogue-TL-Level-6-1-Target_no_source.log</text:p>
          </table:table-cell>
          <table:table-cell table:style-name="ce16" office:value-type="string">
            <text:p>smaug:/home/swinterm/GGP/scripts/mRogue-TL-Level-6-1-Target_after_source.log</text:p>
          </table:table-cell>
          <table:table-cell table:style-name="ce16" office:value-type="string">
            <text:p>bahamut:/home/swinterm/2GGP/GGP/scripts/mRogue-TL-Level-6-2-Source-1.log</text:p>
          </table:table-cell>
          <table:table-cell table:style-name="ce16" office:value-type="string">
            <text:p>bahamut:/home/swinterm/2GGP/GGP/scripts/mRogue-TL-Level-6-2-Source-2.log</text:p>
          </table:table-cell>
          <table:table-cell table:style-name="ce16" office:value-type="string">
            <text:p>bahamut:/home/swinterm/2GGP/GGP/scripts/mRogue-TL-Level-6-2-Target_no_source.log</text:p>
          </table:table-cell>
          <table:table-cell table:style-name="ce16" office:value-type="string">
            <text:p>bahamut:/home/swinterm/2GGP/GGP/scripts/mRogue-TL-Level-6-2-Target_after_source.log</text:p>
          </table:table-cell>
          <table:table-cell table:style-name="ce18" office:value-type="string">
            <text:p>grapes:/home/swinterm/GGP/scripts/mRogue-TL-Level-6-3-Source-1.log</text:p>
          </table:table-cell>
          <table:table-cell office:value-type="string">
            <text:p>grapes:/home/swinterm/GGP/scripts/mRogue-TL-Level-6-3-Source-2.log</text:p>
          </table:table-cell>
          <table:table-cell office:value-type="string">
            <text:p>grapes:/home/swinterm/GGP/scripts/mRogue-TL-Level-6-3-Target_no_source.log</text:p>
          </table:table-cell>
          <table:table-cell office:value-type="string">
            <text:p>grapes:/home/swinterm/GGP/scripts/mRogue-TL-Level-6-3-Target_after_source.log</text:p>
          </table:table-cell>
          <table:table-cell table:style-name="ce16" office:value-type="string">
            <text:p>refuse:/home/swinterm/GGP/scripts/mRogue-TL-Level-8-1-Source.log</text:p>
          </table:table-cell>
          <table:table-cell table:style-name="ce16" office:value-type="string">
            <text:p>refuse:/home/swinterm/GGP/scripts/mRogue-TL-Level-8-1-Target_no_source.log</text:p>
          </table:table-cell>
          <table:table-cell table:style-name="ce16" office:value-type="string">
            <text:p>refuse:/home/swinterm/GGP/scripts/mRogue-TL-Level-8-1-Target_after_source.log</text:p>
          </table:table-cell>
          <table:table-cell office:value-type="string">
            <text:p>refuse:/home/swinterm/2GGP/GGP/scripts/mRogue-TL-Level-8-2-Source.log</text:p>
          </table:table-cell>
          <table:table-cell office:value-type="string">
            <text:p>refuse:/home/swinterm/2GGP/GGP/scripts/mRogue-TL-Level-8-2-Target_no_source.log</text:p>
          </table:table-cell>
          <table:table-cell office:value-type="string">
            <text:p>refuse:/home/swinterm/2GGP/GGP/scripts/mRogue-TL-Level-8-2-Target_after_source.log</text:p>
          </table:table-cell>
          <table:table-cell table:style-name="ce16" office:value-type="string">
            <text:p>refuse:/home/swinterm/2GGP/GGP/scripts/mRogue-TL-Level-9-1-Source.log</text:p>
          </table:table-cell>
          <table:table-cell table:style-name="ce16" office:value-type="string">
            <text:p>refuse:/home/swinterm/2GGP/GGP/scripts/mRogue-TL-Level-9-1-Target_no_source.log</text:p>
          </table:table-cell>
          <table:table-cell table:style-name="ce16" office:value-type="string">
            <text:p>refuse:/home/swinterm/2GGP/GGP/scripts/mRogue-TL-Level-9-1-Target_after_source.log</text:p>
          </table:table-cell>
          <table:table-cell table:style-name="ce16" office:value-type="string">
            <text:p>grapes:/home/swinterm/GGP/scripts/mRogue-TL-Level-9-2-Source.log</text:p>
          </table:table-cell>
          <table:table-cell table:style-name="ce16" office:value-type="string">
            <text:p>grapes:/home/swinterm/GGP/scripts/mRogue-TL-Level-9-2-Target_no_source.log</text:p>
          </table:table-cell>
          <table:table-cell table:style-name="ce16" office:value-type="string">
            <text:p>grapes:/home/swinterm/GGP/scripts/mRogue-TL-Level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7104">
            <text:p>7104</text:p>
          </table:table-cell>
          <table:table-cell office:value-type="float" office:value="92">
            <text:p>92</text:p>
          </table:table-cell>
          <table:table-cell office:value-type="float" office:value="690">
            <text:p>690</text:p>
          </table:table-cell>
          <table:table-cell office:value-type="float" office:value="645">
            <text:p>645</text:p>
          </table:table-cell>
          <table:table-cell office:value-type="float" office:value="2466">
            <text:p>2466</text:p>
          </table:table-cell>
          <table:table-cell office:value-type="float" office:value="1002">
            <text:p>1002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9071">
            <text:p>9071</text:p>
          </table:table-cell>
          <table:table-cell office:value-type="float" office:value="7502">
            <text:p>7502</text:p>
          </table:table-cell>
          <table:table-cell office:value-type="float" office:value="823">
            <text:p>82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33">
            <text:p>133</text:p>
          </table:table-cell>
          <table:table-cell office:value-type="float" office:value="418">
            <text:p>418</text:p>
          </table:table-cell>
          <table:table-cell office:value-type="float" office:value="604">
            <text:p>604</text:p>
          </table:table-cell>
          <table:table-cell office:value-type="float" office:value="833">
            <text:p>833</text:p>
          </table:table-cell>
          <table:table-cell office:value-type="float" office:value="8246">
            <text:p>8246</text:p>
          </table:table-cell>
          <table:table-cell office:value-type="float" office:value="9787">
            <text:p>9787</text:p>
          </table:table-cell>
          <table:table-cell office:value-type="float" office:value="4441">
            <text:p>4441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1">
            <text:p>11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7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10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quaff(potion1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table:number-columns-repeated="6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34"/>
        </table:table-row>
        <table:table-row table:style-name="ro1">
          <table:table-cell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office:value-type="string">
            <text:p>end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style-name="ce16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6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6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1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8">
            <text:p>5378</text:p>
          </table:table-cell>
          <table:table-cell office:value-type="float" office:value="4009">
            <text:p>4009</text:p>
          </table:table-cell>
          <table:table-cell office:value-type="float" office:value="6577">
            <text:p>6577</text:p>
          </table:table-cell>
          <table:table-cell office:value-type="float" office:value="4396">
            <text:p>4396</text:p>
          </table:table-cell>
          <table:table-cell office:value-type="float" office:value="1107">
            <text:p>1107</text:p>
          </table:table-cell>
          <table:table-cell office:value-type="float" office:value="6723">
            <text:p>6723</text:p>
          </table:table-cell>
          <table:table-cell office:value-type="float" office:value="5489">
            <text:p>5489</text:p>
          </table:table-cell>
          <table:table-cell office:value-type="float" office:value="3461">
            <text:p>3461</text:p>
          </table:table-cell>
          <table:table-cell office:value-type="float" office:value="10757">
            <text:p>10757</text:p>
          </table:table-cell>
          <table:table-cell office:value-type="float" office:value="5409">
            <text:p>5409</text:p>
          </table:table-cell>
          <table:table-cell office:value-type="float" office:value="2186">
            <text:p>2186</text:p>
          </table:table-cell>
          <table:table-cell office:value-type="float" office:value="9184">
            <text:p>9184</text:p>
          </table:table-cell>
          <table:table-cell office:value-type="float" office:value="3839">
            <text:p>3839</text:p>
          </table:table-cell>
          <table:table-cell office:value-type="float" office:value="2645">
            <text:p>2645</text:p>
          </table:table-cell>
          <table:table-cell office:value-type="float" office:value="20579">
            <text:p>20579</text:p>
          </table:table-cell>
          <table:table-cell office:value-type="float" office:value="5139">
            <text:p>5139</text:p>
          </table:table-cell>
          <table:table-cell office:value-type="float" office:value="6468">
            <text:p>6468</text:p>
          </table:table-cell>
          <table:table-cell office:value-type="float" office:value="24029">
            <text:p>24029</text:p>
          </table:table-cell>
          <table:table-cell office:value-type="float" office:value="7682">
            <text:p>7682</text:p>
          </table:table-cell>
          <table:table-cell office:value-type="float" office:value="2630">
            <text:p>2630</text:p>
          </table:table-cell>
          <table:table-cell office:value-type="float" office:value="10757">
            <text:p>10757</text:p>
          </table:table-cell>
          <table:table-cell office:value-type="float" office:value="11237">
            <text:p>11237</text:p>
          </table:table-cell>
          <table:table-cell office:value-type="float" office:value="7848">
            <text:p>7848</text:p>
          </table:table-cell>
          <table:table-cell office:value-type="float" office:value="9184">
            <text:p>9184</text:p>
          </table:table-cell>
          <table:table-cell office:value-type="float" office:value="9616">
            <text:p>9616</text:p>
          </table:table-cell>
          <table:table-cell office:value-type="float" office:value="6656">
            <text:p>6656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Wed Aug 29 13:03:10 2007</text:p>
          </table:table-cell>
          <table:table-cell office:value-type="string">
            <text:p>Wed Aug 29 13:05:37 2007</text:p>
          </table:table-cell>
          <table:table-cell office:value-type="string">
            <text:p>Wed Aug 29 13:17:51 2007</text:p>
          </table:table-cell>
          <table:table-cell office:value-type="string">
            <text:p>Wed Aug 29 13:10:51 2007</text:p>
          </table:table-cell>
          <table:table-cell office:value-type="string">
            <text:p>Wed Aug 29 13:02:00 2007</text:p>
          </table:table-cell>
          <table:table-cell office:value-type="string">
            <text:p>Wed Aug 29 13:04:02 2007</text:p>
          </table:table-cell>
          <table:table-cell office:value-type="string">
            <text:p>Wed Aug 29 13:10:13 2007</text:p>
          </table:table-cell>
          <table:table-cell office:value-type="string">
            <text:p>Wed Aug 29 13:06:31 2007</text:p>
          </table:table-cell>
          <table:table-cell office:value-type="string">
            <text:p>Wed Aug 29 17:14:51 2007</text:p>
          </table:table-cell>
          <table:table-cell office:value-type="string">
            <text:p>Wed Aug 29 17:21:00 2007</text:p>
          </table:table-cell>
          <table:table-cell office:value-type="string">
            <text:p>Wed Aug 29 17:16:34 2007</text:p>
          </table:table-cell>
          <table:table-cell office:value-type="string">
            <text:p>Wed Aug 29 13:23:59 2007</text:p>
          </table:table-cell>
          <table:table-cell office:value-type="string">
            <text:p>Wed Aug 29 13:27:49 2007</text:p>
          </table:table-cell>
          <table:table-cell office:value-type="string">
            <text:p>Wed Aug 29 13:25:36 2007</text:p>
          </table:table-cell>
          <table:table-cell office:value-type="string">
            <text:p>Wed Aug 29 17:34:02 2007</text:p>
          </table:table-cell>
          <table:table-cell office:value-type="string">
            <text:p>Wed Aug 29 17:38:23 2007</text:p>
          </table:table-cell>
          <table:table-cell office:value-type="string">
            <text:p>Wed Aug 29 17:36:49 2007</text:p>
          </table:table-cell>
          <table:table-cell office:value-type="string">
            <text:p>Wed Aug 29 17:33:10 2007</text:p>
          </table:table-cell>
          <table:table-cell office:value-type="string">
            <text:p>Wed Aug 29 17:37:36 2007</text:p>
          </table:table-cell>
          <table:table-cell office:value-type="string">
            <text:p>Wed Aug 29 17:34:28 2007</text:p>
          </table:table-cell>
          <table:table-cell office:value-type="string">
            <text:p>Wed Aug 22 10:02:53 2007</text:p>
          </table:table-cell>
          <table:table-cell office:value-type="string">
            <text:p>Wed Aug 22 10:28:09 2007</text:p>
          </table:table-cell>
          <table:table-cell office:value-type="string">
            <text:p>Wed Aug 22 10:13:38 2007</text:p>
          </table:table-cell>
          <table:table-cell office:value-type="string">
            <text:p>Thu Aug 30 09:59:42 2007</text:p>
          </table:table-cell>
          <table:table-cell office:value-type="string">
            <text:p>Thu Aug 30 10:44:41 2007</text:p>
          </table:table-cell>
          <table:table-cell office:value-type="string">
            <text:p>Thu Aug 30 10:17:08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smaug:/home/swinterm/GGP/scripts/wargame-tl6-1-source1.log</text:p>
          </table:table-cell>
          <table:table-cell office:value-type="string">
            <text:p>smaug:/home/swinterm/GGP/scripts/wargame-tl6-1-source2.log</text:p>
          </table:table-cell>
          <table:table-cell office:value-type="string">
            <text:p>smaug:/home/swinterm/GGP/scripts/wargame-tl6-1-target_no_source.log</text:p>
          </table:table-cell>
          <table:table-cell office:value-type="string">
            <text:p>smaug:/home/swinterm/GGP/scripts/wargame-tl6-1-target_after_source.log</text:p>
          </table:table-cell>
          <table:table-cell office:value-type="string">
            <text:p>smaug:/home/swinterm/2GGP/GGP/scripts/wargame-tl6-2-source1.log</text:p>
          </table:table-cell>
          <table:table-cell office:value-type="string">
            <text:p>smaug:/home/swinterm/2GGP/GGP/scripts/wargame-tl6-2-source2.log</text:p>
          </table:table-cell>
          <table:table-cell office:value-type="string">
            <text:p>smaug:/home/swinterm/2GGP/GGP/scripts/wargame-tl6-2-target_no_source.log</text:p>
          </table:table-cell>
          <table:table-cell office:value-type="string">
            <text:p>smaug:/home/swinterm/2GGP/GGP/scripts/wargame-tl6-2-target_after_source.log</text:p>
          </table:table-cell>
          <table:table-cell office:value-type="string">
            <text:p>bahamut:/home/swinterm/2GGP/GGP/scripts/wargame-tl7-1-source.log</text:p>
          </table:table-cell>
          <table:table-cell office:value-type="string">
            <text:p>bahamut:/home/swinterm/2GGP/GGP/scripts/wargame-tl7-1-target_no_source.log</text:p>
          </table:table-cell>
          <table:table-cell office:value-type="string">
            <text:p>bahamut:/home/swinterm/2GGP/GGP/scripts/wargame-tl7-1-target_after_source.log</text:p>
          </table:table-cell>
          <table:table-cell office:value-type="string">
            <text:p>grapes:/home/swinterm/GGP/scripts/wargame-tl7-2-source.log</text:p>
          </table:table-cell>
          <table:table-cell office:value-type="string">
            <text:p>grapes:/home/swinterm/GGP/scripts/wargame-tl7-2-target_no_source.log</text:p>
          </table:table-cell>
          <table:table-cell office:value-type="string">
            <text:p>grapes:/home/swinterm/GGP/scripts/wargame-tl7-2-target_after_source.log</text:p>
          </table:table-cell>
          <table:table-cell office:value-type="string">
            <text:p>refuse:/home/swinterm/GGP/scripts/wargame-tl8-1-source.log</text:p>
          </table:table-cell>
          <table:table-cell office:value-type="string">
            <text:p>refuse:/home/swinterm/GGP/scripts/wargame-tl8-1-target_no_source.log</text:p>
          </table:table-cell>
          <table:table-cell office:value-type="string">
            <text:p>refuse:/home/swinterm/GGP/scripts/wargame-tl8-1-target_after_source.log</text:p>
          </table:table-cell>
          <table:table-cell office:value-type="string">
            <text:p>refuse:/home/swinterm/2GGP/GGP/scripts/wargame-tl8-2-source.log</text:p>
          </table:table-cell>
          <table:table-cell office:value-type="string">
            <text:p>refuse:/home/swinterm/2GGP/GGP/scripts/wargame-tl8-2-target_no_source.log</text:p>
          </table:table-cell>
          <table:table-cell office:value-type="string">
            <text:p>refuse:/home/swinterm/2GGP/GGP/scripts/wargame-tl8-2-target_after_source.log</text:p>
          </table:table-cell>
          <table:table-cell office:value-type="string">
            <text:p>grapes:/home/swinterm/GGP/scripts/wargame-tl9-1-source.log</text:p>
          </table:table-cell>
          <table:table-cell office:value-type="string">
            <text:p>grapes:/home/swinterm/GGP/scripts/wargame-tl9-1-target_no_source.log</text:p>
          </table:table-cell>
          <table:table-cell office:value-type="string">
            <text:p>grapes:/home/swinterm/GGP/scripts/wargame-tl9-1-target_after_source.log</text:p>
          </table:table-cell>
          <table:table-cell office:value-type="string">
            <text:p>bahamut:/home/swinterm/2GGP/GGP/scripts/wargame-tl9-2-source.log</text:p>
          </table:table-cell>
          <table:table-cell office:value-type="string">
            <text:p>bahamut:/home/swinterm/2GGP/GGP/scripts/wargame-tl9-2-target_no_source.log</text:p>
          </table:table-cell>
          <table:table-cell office:value-type="string">
            <text:p>bahamut:/home/swinterm/2GGP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8">
            <text:p>658</text:p>
          </table:table-cell>
          <table:table-cell office:value-type="float" office:value="491">
            <text:p>491</text:p>
          </table:table-cell>
          <table:table-cell office:value-type="float" office:value="790">
            <text:p>790</text:p>
          </table:table-cell>
          <table:table-cell office:value-type="float" office:value="514">
            <text:p>514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office:value-type="float" office:value="642">
            <text:p>642</text:p>
          </table:table-cell>
          <table:table-cell office:value-type="float" office:value="402">
            <text:p>402</text:p>
          </table:table-cell>
          <table:table-cell office:value-type="float" office:value="1229">
            <text:p>1229</text:p>
          </table:table-cell>
          <table:table-cell office:value-type="float" office:value="634">
            <text:p>634</text:p>
          </table:table-cell>
          <table:table-cell office:value-type="float" office:value="258">
            <text:p>258</text:p>
          </table:table-cell>
          <table:table-cell office:value-type="float" office:value="1037">
            <text:p>1037</text:p>
          </table:table-cell>
          <table:table-cell office:value-type="float" office:value="480">
            <text:p>480</text:p>
          </table:table-cell>
          <table:table-cell office:value-type="float" office:value="331">
            <text:p>331</text:p>
          </table:table-cell>
          <table:table-cell office:value-type="float" office:value="2519">
            <text:p>2519</text:p>
          </table:table-cell>
          <table:table-cell office:value-type="float" office:value="613">
            <text:p>613</text:p>
          </table:table-cell>
          <table:table-cell office:value-type="float" office:value="756">
            <text:p>756</text:p>
          </table:table-cell>
          <table:table-cell office:value-type="float" office:value="2867">
            <text:p>2867</text:p>
          </table:table-cell>
          <table:table-cell office:value-type="float" office:value="946">
            <text:p>946</text:p>
          </table:table-cell>
          <table:table-cell office:value-type="float" office:value="344">
            <text:p>344</text:p>
          </table:table-cell>
          <table:table-cell office:value-type="float" office:value="1229">
            <text:p>1229</text:p>
          </table:table-cell>
          <table:table-cell office:value-type="float" office:value="1283">
            <text:p>1283</text:p>
          </table:table-cell>
          <table:table-cell office:value-type="float" office:value="889">
            <text:p>889</text:p>
          </table:table-cell>
          <table:table-cell office:value-type="float" office:value="1037">
            <text:p>1037</text:p>
          </table:table-cell>
          <table:table-cell office:value-type="float" office:value="1080">
            <text:p>1080</text:p>
          </table:table-cell>
          <table:table-cell office:value-type="float" office:value="749">
            <text:p>749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2" office:value-type="string">
            <text:p>ACTION podl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5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shoot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8"/>
          <table:table-cell office:value-type="string">
            <text:p>ACTION shoot(west)</text:p>
          </table:table-cell>
          <table:table-cell table:number-columns-repeated="2" office:value-type="string">
            <text:p>ACTION svkx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581">
            <text:p>24581</text:p>
          </table:table-cell>
          <table:table-cell office:value-type="float" office:value="2230">
            <text:p>2230</text:p>
          </table:table-cell>
          <table:table-cell office:value-type="float" office:value="14939">
            <text:p>14939</text:p>
          </table:table-cell>
          <table:table-cell office:value-type="float" office:value="2227">
            <text:p>2227</text:p>
          </table:table-cell>
          <table:table-cell office:value-type="float" office:value="4722">
            <text:p>4722</text:p>
          </table:table-cell>
          <table:table-cell office:value-type="float" office:value="11585">
            <text:p>11585</text:p>
          </table:table-cell>
          <table:table-cell office:value-type="float" office:value="31590">
            <text:p>31590</text:p>
          </table:table-cell>
          <table:table-cell office:value-type="float" office:value="6204">
            <text:p>6204</text:p>
          </table:table-cell>
          <table:table-cell office:value-type="float" office:value="9568">
            <text:p>9568</text:p>
          </table:table-cell>
          <table:table-cell office:value-type="float" office:value="7083">
            <text:p>7083</text:p>
          </table:table-cell>
          <table:table-cell office:value-type="float" office:value="2604">
            <text:p>2604</text:p>
          </table:table-cell>
          <table:table-cell office:value-type="float" office:value="9568">
            <text:p>9568</text:p>
          </table:table-cell>
          <table:table-cell office:value-type="float" office:value="11036">
            <text:p>11036</text:p>
          </table:table-cell>
          <table:table-cell office:value-type="float" office:value="4729">
            <text:p>4729</text:p>
          </table:table-cell>
          <table:table-cell office:value-type="float" office:value="163795">
            <text:p>163795</text:p>
          </table:table-cell>
          <table:table-cell office:value-type="float" office:value="24841">
            <text:p>24841</text:p>
          </table:table-cell>
          <table:table-cell office:value-type="float" office:value="8238">
            <text:p>8238</text:p>
          </table:table-cell>
          <table:table-cell office:value-type="float" office:value="55612">
            <text:p>55612</text:p>
          </table:table-cell>
          <table:table-cell office:value-type="float" office:value="1464">
            <text:p>1464</text:p>
          </table:table-cell>
          <table:table-cell office:value-type="float" office:value="950">
            <text:p>950</text:p>
          </table:table-cell>
          <table:table-cell office:value-type="float" office:value="22971">
            <text:p>22971</text:p>
          </table:table-cell>
          <table:table-cell office:value-type="float" office:value="28262">
            <text:p>28262</text:p>
          </table:table-cell>
          <table:table-cell office:value-type="float" office:value="11304">
            <text:p>11304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Wed Aug 29 17:07:21 2007</text:p>
          </table:table-cell>
          <table:table-cell office:value-type="string">
            <text:p>Wed Aug 29 17:07:27 2007</text:p>
          </table:table-cell>
          <table:table-cell office:value-type="string">
            <text:p>Wed Aug 29 17:10:13 2007</text:p>
          </table:table-cell>
          <table:table-cell office:value-type="string">
            <text:p>Wed Aug 29 17:07:50 2007</text:p>
          </table:table-cell>
          <table:table-cell office:value-type="string">
            <text:p>Wed Aug 29 17:00:27 2007</text:p>
          </table:table-cell>
          <table:table-cell office:value-type="string">
            <text:p>Wed Aug 29 17:01:20 2007</text:p>
          </table:table-cell>
          <table:table-cell office:value-type="string">
            <text:p>Wed Aug 29 17:06:44 2007</text:p>
          </table:table-cell>
          <table:table-cell office:value-type="string">
            <text:p>Wed Aug 29 17:02:14 2007</text:p>
          </table:table-cell>
          <table:table-cell office:value-type="string">
            <text:p>Wed Aug 29 12:59:16 2007</text:p>
          </table:table-cell>
          <table:table-cell office:value-type="string">
            <text:p>Wed Aug 29 12:59:59 2007</text:p>
          </table:table-cell>
          <table:table-cell office:value-type="string">
            <text:p>Wed Aug 29 12:59:40 2007</text:p>
          </table:table-cell>
          <table:table-cell office:value-type="string">
            <text:p>Wed Aug 29 12:59:38 2007</text:p>
          </table:table-cell>
          <table:table-cell office:value-type="string">
            <text:p>Wed Aug 29 13:00:22 2007</text:p>
          </table:table-cell>
          <table:table-cell office:value-type="string">
            <text:p>Wed Aug 29 12:59:56 2007</text:p>
          </table:table-cell>
          <table:table-cell office:value-type="string">
            <text:p>Wed Aug 29 15:16:17 2007</text:p>
          </table:table-cell>
          <table:table-cell office:value-type="string">
            <text:p>Wed Aug 29 15:26:51 2007</text:p>
          </table:table-cell>
          <table:table-cell office:value-type="string">
            <text:p>Wed Aug 29 15:19:18 2007</text:p>
          </table:table-cell>
          <table:table-cell office:value-type="string">
            <text:p>Wed Aug 29 13:08:15 2007</text:p>
          </table:table-cell>
          <table:table-cell office:value-type="string">
            <text:p>Wed Aug 29 13:08:30 2007</text:p>
          </table:table-cell>
          <table:table-cell office:value-type="string">
            <text:p>Wed Aug 29 13:08:24 2007</text:p>
          </table:table-cell>
          <table:table-cell office:value-type="string">
            <text:p>Thu Aug 30 09:55:55 2007</text:p>
          </table:table-cell>
          <table:table-cell office:value-type="string">
            <text:p>Thu Aug 30 10:15:37 2007</text:p>
          </table:table-cell>
          <table:table-cell office:value-type="string">
            <text:p>Thu Aug 30 10:01:05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tl6-1-source1.log</text:p>
          </table:table-cell>
          <table:table-cell office:value-type="string">
            <text:p>bahamut:/home/swinterm/GGP/scripts/escape-tl6-1-source2.log</text:p>
          </table:table-cell>
          <table:table-cell office:value-type="string">
            <text:p>bahamut:/home/swinterm/GGP/scripts/escape-tl6-1-target_no_source.log</text:p>
          </table:table-cell>
          <table:table-cell office:value-type="string">
            <text:p>bahamut:/home/swinterm/GGP/scripts/escape-tl6-1-target_after_source.log</text:p>
          </table:table-cell>
          <table:table-cell office:value-type="string">
            <text:p>bahamut:/home/swinterm/2GGP/GGP/scripts/escape-tl6-2-source1.log</text:p>
          </table:table-cell>
          <table:table-cell office:value-type="string">
            <text:p>bahamut:/home/swinterm/2GGP/GGP/scripts/escape-tl6-2-source2.log</text:p>
          </table:table-cell>
          <table:table-cell office:value-type="string">
            <text:p>bahamut:/home/swinterm/2GGP/GGP/scripts/escape-tl6-2-target_no_source.log</text:p>
          </table:table-cell>
          <table:table-cell office:value-type="string">
            <text:p>bahamut:/home/swinterm/2GGP/GGP/scripts/escape-tl6-2-target_after_source.log</text:p>
          </table:table-cell>
          <table:table-cell office:value-type="string">
            <text:p>smaug:/home/swinterm/GGP/scripts/escape-tl7-1-source.log</text:p>
          </table:table-cell>
          <table:table-cell office:value-type="string">
            <text:p>smaug:/home/swinterm/GGP/scripts/escape-tl7-1-target_no_source.log</text:p>
          </table:table-cell>
          <table:table-cell office:value-type="string">
            <text:p>smaug:/home/swinterm/GGP/scripts/escape-tl7-1-target_after_source.log</text:p>
          </table:table-cell>
          <table:table-cell office:value-type="string">
            <text:p>smaug:/home/swinterm/2GGP/GGP/scripts/escape-tl7-2-source.log</text:p>
          </table:table-cell>
          <table:table-cell office:value-type="string">
            <text:p>smaug:/home/swinterm/2GGP/GGP/scripts/escape-tl7-2-target_no_source.log</text:p>
          </table:table-cell>
          <table:table-cell office:value-type="string">
            <text:p>smaug:/home/swinterm/2GGP/GGP/scripts/escape-tl7-2-target_after_source.log</text:p>
          </table:table-cell>
          <table:table-cell office:value-type="string">
            <text:p>auk:/home/swinterm/GGP/scripts/escape-tl8-1-source.log</text:p>
          </table:table-cell>
          <table:table-cell office:value-type="string">
            <text:p>auk:/home/swinterm/GGP/scripts/escape-tl8-1-target_no_source.log</text:p>
          </table:table-cell>
          <table:table-cell office:value-type="string">
            <text:p>auk:/home/swinterm/GGP/scripts/escape-tl8-1-target_after_source.log</text:p>
          </table:table-cell>
          <table:table-cell office:value-type="string">
            <text:p>grapes:/home/swinterm/GGP/scripts/escape-tl8-2-source.log</text:p>
          </table:table-cell>
          <table:table-cell office:value-type="string">
            <text:p>grapes:/home/swinterm/GGP/scripts/escape-tl8-2-target_no_source.log</text:p>
          </table:table-cell>
          <table:table-cell office:value-type="string">
            <text:p>grapes:/home/swinterm/GGP/scripts/escape-tl8-2-target_after_source.log</text:p>
          </table:table-cell>
          <table:table-cell office:value-type="string">
            <text:p>refuse:/home/swinterm/GGP/scripts/escape-tl9-1-source.log</text:p>
          </table:table-cell>
          <table:table-cell office:value-type="string">
            <text:p>refuse:/home/swinterm/GGP/scripts/escape-tl9-1-target_no_source.log</text:p>
          </table:table-cell>
          <table:table-cell office:value-type="string">
            <text:p>refuse:/home/swinterm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264">
            <text:p>264</text:p>
          </table:table-cell>
          <table:table-cell office:value-type="float" office:value="1789">
            <text:p>1789</text:p>
          </table:table-cell>
          <table:table-cell office:value-type="float" office:value="277">
            <text:p>277</text:p>
          </table:table-cell>
          <table:table-cell office:value-type="float" office:value="515">
            <text:p>515</text:p>
          </table:table-cell>
          <table:table-cell office:value-type="float" office:value="1327">
            <text:p>1327</text:p>
          </table:table-cell>
          <table:table-cell office:value-type="float" office:value="3636">
            <text:p>3636</text:p>
          </table:table-cell>
          <table:table-cell office:value-type="float" office:value="733">
            <text:p>733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305">
            <text:p>305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566">
            <text:p>566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1062">
            <text:p>1062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3429">
            <text:p>3429</text:p>
          </table:table-cell>
          <table:table-cell office:value-type="float" office:value="1380">
            <text:p>138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bxslmbo(lhuqwtr, ykwywke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vvnwp(bjzpk,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combine(wood1, wood2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vvnwp(yyxmuys, 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combine(log3, log4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.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drum1, drum2)</text:p>
          </table:table-cell>
          <table:table-cell office:value-type="string">
            <text:p>ACTION bxslmbo(qbulfovo, iuug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3"/>
          <table:table-cell office:value-type="string">
            <text:p>end</text:p>
          </table:table-cell>
          <table:table-cell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office:value-type="string">
            <text:p>ACTION vvnwp(wlsaek, west)</text:p>
          </table:table-cell>
          <table:table-cell office:value-type="string">
            <text:p>ACTION bxslmbo(qbulfovo, iuug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apply(hammer1, 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table:number-columns-repeated="6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vvnwp(wlsaek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12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vvnwp(lpvqnddk, sou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5"/>
          <table:table-cell table:number-columns-repeated="2" office:value-type="string">
            <text:p>.</text:p>
          </table:table-cell>
          <table:table-cell office:value-type="string">
            <text:p>ACTION vvnwp(lpvqnddk, sou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0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0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1"/>
        </table:table-row>
      </table:table>
      <table:table table:name="LEVEL10" table:style-name="ta1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style-name="Default"/>
          <table:table-cell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1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8">
            <text:p>5378</text:p>
          </table:table-cell>
          <table:table-cell table:number-columns-repeated="2" office:value-type="float" office:value="1698">
            <text:p>1698</text:p>
          </table:table-cell>
          <table:table-cell office:value-type="float" office:value="19436">
            <text:p>19436</text:p>
          </table:table-cell>
          <table:table-cell table:number-columns-repeated="2" office:value-type="float" office:value="4009">
            <text:p>4009</text:p>
          </table:table-cell>
          <table:table-cell office:value-type="float" office:value="2230">
            <text:p>223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25599">
            <text:p>25599</text:p>
          </table:table-cell>
          <table:table-cell table:number-columns-repeated="2" office:value-type="float" office:value="1107">
            <text:p>1107</text:p>
          </table:table-cell>
          <table:table-cell office:value-type="float" office:value="55612">
            <text:p>55612</text:p>
          </table:table-cell>
          <table:table-cell table:number-columns-repeated="2" office:value-type="float" office:value="8206">
            <text:p>8206</text:p>
          </table:table-cell>
          <table:table-cell office:value-type="float" office:value="27213">
            <text:p>27213</text:p>
          </table:table-cell>
          <table:table-cell table:number-columns-repeated="2" office:value-type="float" office:value="3353">
            <text:p>3353</text:p>
          </table:table-cell>
          <table:table-cell office:value-type="float" office:value="28695">
            <text:p>28695</text:p>
          </table:table-cell>
          <table:table-cell table:number-columns-repeated="2" office:value-type="float" office:value="3488">
            <text:p>3488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Wed Aug 22 14:48:25 2007</text:p>
          </table:table-cell>
          <table:table-cell office:value-type="string">
            <text:p>Wed Aug 22 14:49:53 2007</text:p>
          </table:table-cell>
          <table:table-cell office:value-type="string">
            <text:p>Wed Aug 22 14:49:19 2007</text:p>
          </table:table-cell>
          <table:table-cell office:value-type="string">
            <text:p>Wed Aug 29 20:05:11 2007</text:p>
          </table:table-cell>
          <table:table-cell office:value-type="string">
            <text:p>Wed Aug 29 20:24:20 2007</text:p>
          </table:table-cell>
          <table:table-cell office:value-type="string">
            <text:p>Wed Aug 29 20:15:29 2007</text:p>
          </table:table-cell>
          <table:table-cell office:value-type="string">
            <text:p>Wed Aug 29 18:46:04 2007</text:p>
          </table:table-cell>
          <table:table-cell office:value-type="string">
            <text:p>Wed Aug 29 18:46:35 2007</text:p>
          </table:table-cell>
          <table:table-cell office:value-type="string">
            <text:p>Wed Aug 29 18:46:26 2007</text:p>
          </table:table-cell>
          <table:table-cell office:value-type="string">
            <text:p>Thu Aug 30 11:09:27 2007</text:p>
          </table:table-cell>
          <table:table-cell office:value-type="string">
            <text:p>Thu Aug 30 11:11:39 2007</text:p>
          </table:table-cell>
          <table:table-cell office:value-type="string">
            <text:p>Thu Aug 30 11:10:56 2007</text:p>
          </table:table-cell>
          <table:table-cell office:value-type="string">
            <text:p>Thu Aug 30 11:12:26 2007</text:p>
          </table:table-cell>
          <table:table-cell office:value-type="string">
            <text:p>Thu Aug 30 11:14:14 2007</text:p>
          </table:table-cell>
          <table:table-cell office:value-type="string">
            <text:p>Thu Aug 30 11:13:24 2007</text:p>
          </table:table-cell>
          <table:table-cell office:value-type="string">
            <text:p>Thu Aug 30 11:13:35 2007</text:p>
          </table:table-cell>
          <table:table-cell office:value-type="string">
            <text:p>Thu Aug 30 11:13:53 2007</text:p>
          </table:table-cell>
          <table:table-cell office:value-type="string">
            <text:p>Thu Aug 30 11:13:47 2007</text:p>
          </table:table-cell>
          <table:table-cell office:value-type="string">
            <text:p>Thu Aug 30 11:18:28 2007</text:p>
          </table:table-cell>
          <table:table-cell office:value-type="string">
            <text:p>Thu Aug 30 11:30:04 2007</text:p>
          </table:table-cell>
          <table:table-cell office:value-type="string">
            <text:p>Thu Aug 30 11:24:48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wyrm:/home/swinterm/GGP/scripts/TL-Level-10-1-Source.log</text:p>
          </table:table-cell>
          <table:table-cell office:value-type="string">
            <text:p>wyrm:/home/swinterm/GGP/scripts/TL-Level-10-1-Target_no_source.log</text:p>
          </table:table-cell>
          <table:table-cell office:value-type="string">
            <text:p>wyrm:/home/swinterm/GGP/scripts/TL-Level-10-1-Target_after_source.log</text:p>
          </table:table-cell>
          <table:table-cell office:value-type="string">
            <text:p>badboy:/home/swinterm/GGP/scripts/TL-Level-10-2-Source.log</text:p>
          </table:table-cell>
          <table:table-cell office:value-type="string">
            <text:p>badboy:/home/swinterm/GGP/scripts/TL-Level-10-2-Target_no_source.log</text:p>
          </table:table-cell>
          <table:table-cell office:value-type="string">
            <text:p>badboy:/home/swinterm/GGP/scripts/TL-Level-10-2-Target_after_source.log</text:p>
          </table:table-cell>
          <table:table-cell office:value-type="string">
            <text:p>refuse:/home/swinterm/GGP/scripts/TL-Level-10-3-Source.log</text:p>
          </table:table-cell>
          <table:table-cell office:value-type="string">
            <text:p>refuse:/home/swinterm/GGP/scripts/TL-Level-10-3-Target_no_source.log</text:p>
          </table:table-cell>
          <table:table-cell office:value-type="string">
            <text:p>refuse:/home/swinterm/GGP/scripts/TL-Level-10-3-Target_after_source.log</text:p>
          </table:table-cell>
          <table:table-cell office:value-type="string">
            <text:p>refuse:/home/swinterm/GGP/scripts/TL-Level-10-4-Source.log</text:p>
          </table:table-cell>
          <table:table-cell office:value-type="string">
            <text:p>refuse:/home/swinterm/GGP/scripts/TL-Level-10-4-Target_no_source.log</text:p>
          </table:table-cell>
          <table:table-cell office:value-type="string">
            <text:p>refuse:/home/swinterm/GGP/scripts/TL-Level-10-4-Target_after_source.log</text:p>
          </table:table-cell>
          <table:table-cell office:value-type="string">
            <text:p>refuse:/home/swinterm/2GGP/GGP/scripts/TL-Level-10-5-Source.log</text:p>
          </table:table-cell>
          <table:table-cell office:value-type="string">
            <text:p>refuse:/home/swinterm/2GGP/GGP/scripts/TL-Level-10-5-Target_no_source.log</text:p>
          </table:table-cell>
          <table:table-cell office:value-type="string">
            <text:p>refuse:/home/swinterm/2GGP/GGP/scripts/TL-Level-10-5-Target_after_source.log</text:p>
          </table:table-cell>
          <table:table-cell office:value-type="string">
            <text:p>bahamut:/home/swinterm/2GGP/GGP/scripts/TL-Level-10-6-Source.log</text:p>
          </table:table-cell>
          <table:table-cell office:value-type="string">
            <text:p>bahamut:/home/swinterm/2GGP/GGP/scripts/TL-Level-10-6-Target_no_source.log</text:p>
          </table:table-cell>
          <table:table-cell office:value-type="string">
            <text:p>bahamut:/home/swinterm/2GGP/GGP/scripts/TL-Level-10-6-Target_after_source.log</text:p>
          </table:table-cell>
          <table:table-cell office:value-type="string">
            <text:p>badboy:/home/swinterm/GGP/scripts/TL-Level-10-7-Source.log</text:p>
          </table:table-cell>
          <table:table-cell office:value-type="string">
            <text:p>badboy:/home/swinterm/GGP/scripts/TL-Level-10-7-Target_no_source.log</text:p>
          </table:table-cell>
          <table:table-cell office:value-type="string">
            <text:p>badboy:/home/swinterm/GGP/scripts/TL-Level-10-7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8">
            <text:p>658</text:p>
          </table:table-cell>
          <table:table-cell table:number-columns-repeated="2" office:value-type="float" office:value="213">
            <text:p>213</text:p>
          </table:table-cell>
          <table:table-cell office:value-type="float" office:value="2342">
            <text:p>234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164">
            <text:p>164</text:p>
          </table:table-cell>
          <table:table-cell office:value-type="float" office:value="2938">
            <text:p>293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619">
            <text:p>6619</text:p>
          </table:table-cell>
          <table:table-cell table:number-columns-repeated="2" office:value-type="float" office:value="899">
            <text:p>899</text:p>
          </table:table-cell>
          <table:table-cell office:value-type="float" office:value="3097">
            <text:p>3097</text:p>
          </table:table-cell>
          <table:table-cell table:number-columns-repeated="2" office:value-type="float" office:value="367">
            <text:p>367</text:p>
          </table:table-cell>
          <table:table-cell office:value-type="float" office:value="3172">
            <text:p>3172</text:p>
          </table:table-cell>
          <table:table-cell table:number-columns-repeated="2" office:value-type="float" office:value="448">
            <text:p>448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-monster(kestral3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read(scroll1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heal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shoot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throw(east, 2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3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end</text:p>
          </table:table-cell>
          <table:table-cell table:number-columns-repeated="5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workshee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b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30">08/30/2007</text:date>, <text:time>12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30T12:14:39</dc:date>
    <meta:printed-by>Sam</meta:printed-by>
    <meta:print-date>2007-08-08T14:18:36</meta:print-date>
    <dc:language>en-US</dc:language>
    <meta:editing-cycles>80</meta:editing-cycles>
    <meta:editing-duration>P20DT8H46M40S</meta:editing-duration>
    <meta:user-defined meta:name="Info 1"/>
    <meta:user-defined meta:name="Info 2"/>
    <meta:user-defined meta:name="Info 3"/>
    <meta:user-defined meta:name="Info 4"/>
    <meta:document-statistic meta:table-count="6" meta:cell-count="2625"/>
  </office:meta>
</office:document-meta>
</file>